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1.229cm"/>
    </style:style>
    <style:style style:name="P1" style:family="paragraph" style:parent-style-name="Standard">
      <style:text-properties fo:color="#000000" loext:opacity="100%" fo:font-weight="bold" fo:background-color="#ffff00" style:font-weight-asian="bold" style:font-weight-complex="bold"/>
    </style:style>
    <style:style style:name="P2" style:family="paragraph" style:parent-style-name="Standard">
      <style:text-properties fo:color="#000000" loext:opacity="100%" fo:font-size="14pt" fo:font-weight="normal" officeooo:rsid="00096943" officeooo:paragraph-rsid="00096943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0e7102" officeooo:paragraph-rsid="00096943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0d2ad8" officeooo:paragraph-rsid="000d2ad8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0fe560" officeooo:paragraph-rsid="000fe560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style="normal" fo:font-weight="normal" officeooo:rsid="000d2ad8" officeooo:paragraph-rsid="000d2ad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2pt" fo:font-weight="normal" officeooo:rsid="000fe560" officeooo:paragraph-rsid="000fe560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rsid="0004ca40" officeooo:paragraph-rsid="0004ca40"/>
    </style:style>
    <style:style style:name="P11" style:family="paragraph" style:parent-style-name="Standard">
      <style:text-properties fo:color="#ff0000" loext:opacity="100%" fo:font-size="14pt" fo:font-weight="bold" officeooo:rsid="00096943" officeooo:paragraph-rsid="00096943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4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4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04ca40" officeooo:paragraph-rsid="0004ca40"/>
    </style:style>
    <style:style style:name="P15" style:family="paragraph" style:parent-style-name="Table_20_Contents">
      <style:text-properties fo:color="#ff0000" loext:opacity="100%" fo:font-weight="bold" officeooo:rsid="0004ca40" officeooo:paragraph-rsid="0004ca40" style:font-weight-asian="bold" style:font-weight-complex="bold"/>
    </style:style>
    <style:style style:name="P16" style:family="paragraph" style:parent-style-name="Table_20_Contents">
      <style:text-properties officeooo:rsid="0005969c" officeooo:paragraph-rsid="0005969c"/>
    </style:style>
    <style:style style:name="P17" style:family="paragraph" style:parent-style-name="Table_20_Contents">
      <style:text-properties fo:color="#2a6099" loext:opacity="100%" officeooo:rsid="0005969c" officeooo:paragraph-rsid="0005969c"/>
    </style:style>
    <style:style style:name="P18" style:family="paragraph" style:parent-style-name="Table_20_Contents">
      <style:text-properties fo:color="#2a6099" loext:opacity="100%" fo:font-size="14pt" fo:font-weight="bold" officeooo:rsid="0005969c" officeooo:paragraph-rsid="0005969c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paragraph-rsid="0004ca40"/>
    </style:style>
    <style:style style:name="P20" style:family="paragraph" style:parent-style-name="Table_20_Contents">
      <style:text-properties fo:color="#000000" loext:opacity="100%" fo:font-size="12pt" fo:font-weight="normal" officeooo:rsid="00068518" officeooo:paragraph-rsid="00068518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officeooo:rsid="00068518" officeooo:paragraph-rsid="00068518"/>
    </style:style>
    <style:style style:name="P22" style:family="paragraph" style:parent-style-name="Table_20_Contents">
      <style:text-properties officeooo:rsid="0007bc9c" officeooo:paragraph-rsid="0007bc9c"/>
    </style:style>
    <style:style style:name="P23" style:family="paragraph" style:parent-style-name="Table_20_Contents">
      <style:text-properties officeooo:rsid="00096943" officeooo:paragraph-rsid="00096943"/>
    </style:style>
    <style:style style:name="P24" style:family="paragraph" style:parent-style-name="Table_20_Contents">
      <style:text-properties officeooo:rsid="000a2340" officeooo:paragraph-rsid="000a2340"/>
    </style:style>
    <style:style style:name="P25" style:family="paragraph" style:parent-style-name="Table_20_Contents">
      <style:text-properties officeooo:rsid="000b7f48" officeooo:paragraph-rsid="000b7f48"/>
    </style:style>
    <style:style style:name="P26" style:family="paragraph" style:parent-style-name="Table_20_Contents">
      <style:text-properties fo:font-size="11pt" officeooo:rsid="000b7f48" officeooo:paragraph-rsid="000b7f48" style:font-size-asian="11pt" style:font-size-complex="11pt"/>
    </style:style>
    <style:style style:name="P27" style:family="paragraph" style:parent-style-name="Table_20_Contents">
      <style:text-properties fo:font-size="11pt" officeooo:rsid="000cf8b4" officeooo:paragraph-rsid="000cf8b4" style:font-size-asian="11pt" style:font-size-complex="11pt"/>
    </style:style>
    <style:style style:name="P28" style:family="paragraph" style:parent-style-name="Table_20_Contents">
      <style:text-properties fo:font-size="11pt" officeooo:rsid="001265e4" officeooo:paragraph-rsid="001265e4" style:font-size-asian="11pt" style:font-size-complex="11pt"/>
    </style:style>
    <style:style style:name="P29" style:family="paragraph" style:parent-style-name="Table_20_Contents">
      <style:text-properties fo:font-style="italic" officeooo:rsid="0005969c" officeooo:paragraph-rsid="0005969c" style:font-style-asian="italic" style:font-style-complex="italic"/>
    </style:style>
    <style:style style:name="P30" style:family="paragraph" style:parent-style-name="Table_20_Contents">
      <style:text-properties officeooo:rsid="001265e4" officeooo:paragraph-rsid="001265e4"/>
    </style:style>
    <style:style style:name="P31" style:family="paragraph" style:parent-style-name="Standard">
      <style:text-properties fo:color="#000000" loext:opacity="100%" fo:font-size="14pt" fo:font-weight="normal" officeooo:rsid="00096943" officeooo:paragraph-rsid="00096943" style:font-size-asian="14pt" style:font-weight-asian="normal" style:font-size-complex="14pt" style:font-weight-complex="normal"/>
    </style:style>
    <style:style style:name="P32" style:family="paragraph" style:parent-style-name="Table_20_Contents">
      <style:text-properties officeooo:rsid="0005969c" officeooo:paragraph-rsid="0005969c"/>
    </style:style>
    <style:style style:name="P33" style:family="paragraph" style:parent-style-name="Table_20_Contents">
      <style:text-properties officeooo:rsid="0013f8b4" officeooo:paragraph-rsid="0013f8b4"/>
    </style:style>
    <style:style style:name="T1" style:family="text">
      <style:text-properties officeooo:rsid="0004ca40"/>
    </style:style>
    <style:style style:name="T2" style:family="text">
      <style:text-properties fo:color="#158466" loext:opacity="100%" fo:font-weight="bold" officeooo:rsid="0004ca40" style:font-weight-asian="bold" style:font-weight-complex="bold"/>
    </style:style>
    <style:style style:name="T3" style:family="text">
      <style:text-properties fo:color="#158466" loext:opacity="100%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color="#000000" loext:opacity="100%" fo:font-size="12pt" fo:font-weight="normal" officeooo:rsid="00068518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068518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e7102" style:font-weight-asian="normal" style:font-weight-complex="normal"/>
    </style:style>
    <style:style style:name="T11" style:family="text">
      <style:text-properties fo:color="#000000" loext:opacity="100%" fo:font-weight="normal" officeooo:rsid="000fe560" style:font-weight-asian="normal" style:font-weight-complex="normal"/>
    </style:style>
    <style:style style:name="T12" style:family="text">
      <style:text-properties officeooo:rsid="0007bc9c"/>
    </style:style>
    <style:style style:name="T13" style:family="text">
      <style:text-properties officeooo:rsid="000b7f48"/>
    </style:style>
    <style:style style:name="T14" style:family="text">
      <style:text-properties fo:font-variant="normal" fo:text-transform="none" fo:color="#111111" loext:opacity="100%" style:font-name="Roboto" fo:font-size="9pt" fo:letter-spacing="normal" fo:font-style="normal" fo:font-weight="normal"/>
    </style:style>
    <style:style style:name="T15" style:family="text">
      <style:text-properties fo:font-variant="normal" fo:text-transform="none" fo:color="#111111" loext:opacity="100%" fo:letter-spacing="normal"/>
    </style:style>
    <style:style style:name="T16" style:family="text">
      <style:text-properties officeooo:rsid="001488c5"/>
    </style:style>
    <style:style style:name="T17" style:family="text">
      <style:text-properties officeooo:rsid="0014c336"/>
    </style:style>
    <style:style style:name="T18" style:family="text">
      <style:text-properties officeooo:rsid="0016a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install <text:span text:style-name="T1">A</text:span>n<text:span text:style-name="T1">s</text:span>ible:</text:p>
      <text:p text:style-name="Standard">$ sudo apt update</text:p>
      <text:p text:style-name="Standard">$ sudo apt install software-properties-common</text:p>
      <text:p text:style-name="Standard">$ sudo add-apt-repository --yes --update ppa:ansible/ansible</text:p>
      <text:p text:style-name="Standard">$ sudo apt install ansible</text:p>
      <text:p text:style-name="Standard"/>
      <text:p text:style-name="P10">sudo apt-get install net-tools (for IP address command)</text:p>
      <text:p text:style-name="P10">sudo apt-get install nmap (to check port status)</text:p>
      <text:p text:style-name="P10">sudo apt install openssh-server (to install ssh server)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2377582677792">
          <table:table-cell table:style-name="Table1.A1" office:value-type="string">
            <text:p text:style-name="P15">COMMANDS</text:p>
          </table:table-cell>
          <table:table-cell table:style-name="Table1.B1" office:value-type="string">
            <text:p text:style-name="P15">DESCRIPTION</text:p>
          </table:table-cell>
        </table:table-row>
        <table:table-row table:style-name="TableLine2377582682416">
          <table:table-cell table:style-name="Table1.A2" office:value-type="string">
            <text:p text:style-name="P14">ifconfig</text:p>
          </table:table-cell>
          <table:table-cell table:style-name="Table1.B2" office:value-type="string">
            <text:p text:style-name="P14">To get IP-address</text:p>
          </table:table-cell>
        </table:table-row>
        <table:table-row table:style-name="TableLine2377582682960">
          <table:table-cell table:style-name="Table1.A2" office:value-type="string">
            <text:p text:style-name="P14">nmap 192.168.0.110 -p 22</text:p>
          </table:table-cell>
          <table:table-cell table:style-name="Table1.B2" office:value-type="string">
            <text:p text:style-name="P14">To check connectivity </text:p>
          </table:table-cell>
        </table:table-row>
        <table:table-row table:style-name="TableLine2377582684320">
          <table:table-cell table:style-name="Table1.A2" office:value-type="string">
            <text:p text:style-name="Table_20_Contents">sudo systemctl status ssh </text:p>
          </table:table-cell>
          <table:table-cell table:style-name="Table1.B2" office:value-type="string">
            <text:p text:style-name="P14">To check status of ssh protocol</text:p>
          </table:table-cell>
        </table:table-row>
        <table:table-row table:style-name="TableLine2377582734912">
          <table:table-cell table:style-name="Table1.A2" office:value-type="string">
            <text:p text:style-name="P16">sudo gedit <text:span text:style-name="T4">etc/</text:span><text:span text:style-name="T5">ansible/hosts</text:span></text:p>
          </table:table-cell>
          <table:table-cell table:style-name="Table1.B2" office:value-type="string">
            <text:p text:style-name="P16">To confirm installation of ansible (inventory file: hosts)</text:p>
          </table:table-cell>
        </table:table-row>
        <table:table-row table:style-name="TableLine2377582756128">
          <table:table-cell table:style-name="Table1.A2" office:value-type="string">
            <text:p text:style-name="P14">ssh-keygen</text:p>
          </table:table-cell>
          <table:table-cell table:style-name="Table1.B2" office:value-type="string">
            <text:p text:style-name="P14">To generate public private key</text:p>
          </table:table-cell>
        </table:table-row>
        <table:table-row table:style-name="TableLine2377582756944">
          <table:table-cell table:style-name="Table1.A2" office:value-type="string">
            <text:p text:style-name="P19"><text:span text:style-name="T1">ssh copy-id username@ipaddr</text:span><text:span text:style-name="T2"> (or)</text:span><text:span text:style-name="T1"> ssh copy-id ipaddr</text:span></text:p>
          </table:table-cell>
          <table:table-cell table:style-name="Table1.B2" office:value-type="string">
            <text:p text:style-name="P14">To copy the generated key to node machine</text:p>
          </table:table-cell>
        </table:table-row>
        <table:table-row table:style-name="TableLine2377582744432">
          <table:table-cell table:style-name="Table1.A2" office:value-type="string">
            <text:p text:style-name="P17">In node machine:</text:p>
            <text:p text:style-name="P16">cd <text:span text:style-name="T4">home/ashwini/.ssh</text:span></text:p>
            <text:p text:style-name="P29">ls</text:p>
          </table:table-cell>
          <table:table-cell table:style-name="Table1.B2" office:value-type="string">
            <text:p text:style-name="P16">To verify key copied from master machine</text:p>
            <text:p text:style-name="P33">(authorized_keys)</text:p>
          </table:table-cell>
        </table:table-row>
        <table:table-row table:style-name="TableLine2377582757488">
          <table:table-cell table:style-name="Table1.A2" office:value-type="string">
            <text:p text:style-name="P16">ansible all -m ping (before this add ipaddress of nodes in default inventory file -hosts)</text:p>
          </table:table-cell>
          <table:table-cell table:style-name="Table1.B2" office:value-type="string">
            <text:p text:style-name="P16">To verify master is connected to all node machines</text:p>
          </table:table-cell>
        </table:table-row>
        <table:table-row table:style-name="TableLine23775827583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377582758576">
          <table:table-cell table:style-name="Table1.A2" office:value-type="string">
            <text:p text:style-name="P18">Adhoc commands: <text:span text:style-name="T7">Syntax:</text:span><text:span text:style-name="T8"> </text:span></text:p>
            <text:p text:style-name="P20">ansible host-pattern -<text:span text:style-name="T6">m module [-a ‘module arguments’ -i inventory file]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377582759120">
          <table:table-cell table:style-name="Table1.A2" office:value-type="string">
            <text:p text:style-name="P21">ansible prod -m copy -a ‘src=/etc/ansible/hosts dest=/tmp’</text:p>
          </table:table-cell>
          <table:table-cell table:style-name="Table1.B2" office:value-type="string">
            <text:p text:style-name="P21">Copies file hosts from master to node machine</text:p>
          </table:table-cell>
        </table:table-row>
        <table:table-row table:style-name="TableLine2377582744976">
          <table:table-cell table:style-name="Table1.A2" office:value-type="string">
            <text:p text:style-name="P21">ansible -i myInventory.txt -m setup thbs_solutions</text:p>
          </table:table-cell>
          <table:table-cell table:style-name="Table1.B2" office:value-type="string">
            <text:p text:style-name="P21">It shows extra info in node machines listed in host group:thbs_solutions in myInventory.txt</text:p>
          </table:table-cell>
        </table:table-row>
        <table:table-row table:style-name="TableLine2377582759392">
          <table:table-cell table:style-name="Table1.A2" office:value-type="string">
            <text:p text:style-name="P21">ansible thbs_solutions -m shell -a ‘df -h’ -i myInventory.txt</text:p>
          </table:table-cell>
          <table:table-cell table:style-name="Table1.B2" office:value-type="string">
            <text:p text:style-name="P21">It shows disk free space in human readable format</text:p>
          </table:table-cell>
        </table:table-row>
        <table:table-row table:style-name="TableLine2377582746336">
          <table:table-cell table:style-name="Table1.A2" office:value-type="string">
            <text:p text:style-name="P21">ansible thbs_solutions -m apt -a ‘name=apache2 state<text:span text:style-name="T12">=</text:span>present’ -b</text:p>
          </table:table-cell>
          <table:table-cell table:style-name="Table1.B2" office:value-type="string">
            <text:p text:style-name="P21">To install apache2 in node machines</text:p>
          </table:table-cell>
        </table:table-row>
        <table:table-row table:style-name="TableLine2377582746608">
          <table:table-cell table:style-name="Table1.A2" office:value-type="string">
            <text:p text:style-name="P22">ansible -m file -a ‘path=/tmp/ashwini.txt state=touch’</text:p>
          </table:table-cell>
          <table:table-cell table:style-name="Table1.B2" office:value-type="string">
            <text:p text:style-name="P22">To create file named ashwini.txt in node machines(state=absent removes file)</text:p>
          </table:table-cell>
        </table:table-row>
        <table:table-row table:style-name="TableLine2377582746880">
          <table:table-cell table:style-name="Table1.A2" office:value-type="string">
            <text:p text:style-name="P23">ansible-playbook playbook_name -K</text:p>
          </table:table-cell>
          <table:table-cell table:style-name="Table1.B2" office:value-type="string">
            <text:p text:style-name="P23">To run playbook</text:p>
          </table:table-cell>
        </table:table-row>
        <table:table-row table:style-name="TableLine2377582772992">
          <table:table-cell table:style-name="Table1.A2" office:value-type="string">
            <text:p text:style-name="P24">ansible-vault create <text:span text:style-name="T16">playbook</text:span></text:p>
          </table:table-cell>
          <table:table-cell table:style-name="Table1.B2" office:value-type="string">
            <text:p text:style-name="P24">To encrypt new file </text:p>
          </table:table-cell>
        </table:table-row>
        <table:table-row table:style-name="TableLine2377582767008">
          <table:table-cell table:style-name="Table1.A2" office:value-type="string">
            <text:p text:style-name="P24">ansible-vault encrypt <text:span text:style-name="T16">playbook</text:span></text:p>
          </table:table-cell>
          <table:table-cell table:style-name="Table1.B2" office:value-type="string">
            <text:p text:style-name="P24">To encrypt existing file</text:p>
          </table:table-cell>
        </table:table-row>
        <table:table-row table:style-name="TableLine2377582768096">
          <table:table-cell table:style-name="Table1.A2" office:value-type="string">
            <text:p text:style-name="P24">ansible-vault decrypt <text:span text:style-name="T16">playbook</text:span></text:p>
          </table:table-cell>
          <table:table-cell table:style-name="Table1.B2" office:value-type="string">
            <text:p text:style-name="P24">To decrypt existing file</text:p>
          </table:table-cell>
        </table:table-row>
        <table:table-row table:style-name="TableLine2377582769728">
          <table:table-cell table:style-name="Table1.A2" office:value-type="string">
            <text:p text:style-name="P24"><text:span text:style-name="T13">a</text:span>nsible-vault rekey <text:span text:style-name="T16">playbook</text:span></text:p>
          </table:table-cell>
          <table:table-cell table:style-name="Table1.B2" office:value-type="string">
            <text:p text:style-name="P24">To change encrypted password</text:p>
          </table:table-cell>
        </table:table-row>
        <text:soft-page-break/>
        <table:table-row table:style-name="TableLine2377582771360">
          <table:table-cell table:style-name="Table1.A2" office:value-type="string">
            <text:p text:style-name="P26">Ansible-playbook --vault-id @prompt filename -K</text:p>
          </table:table-cell>
          <table:table-cell table:style-name="Table1.B2" office:value-type="string">
            <text:p text:style-name="P25">To run the encrypted playbook by asking vault password</text:p>
          </table:table-cell>
        </table:table-row>
        <table:table-row table:style-name="Table1.23">
          <table:table-cell table:style-name="Table1.A2" office:value-type="string">
            <text:p text:style-name="P27">ansible-vault view <text:span text:style-name="T17">playbook</text:span></text:p>
          </table:table-cell>
          <table:table-cell table:style-name="Table1.B2" office:value-type="string">
            <text:p text:style-name="P25"><text:span text:style-name="T15"> </text:span><text:span text:style-name="T14">this means that the contents are displayed in the terminal. Pass the vault encrypted file to the command:</text:span> </text:p>
          </table:table-cell>
        </table:table-row>
        <table:table-row table:style-name="Table1.23">
          <table:table-cell table:style-name="Table1.A2" office:value-type="string">
            <text:p text:style-name="P28">ansible-galaxy init rolename</text:p>
          </table:table-cell>
          <table:table-cell table:style-name="Table1.B2" office:value-type="string">
            <text:p text:style-name="P30">To create roles file structure</text:p>
          </table:table-cell>
        </table:table-row>
      </table:table>
      <text:p text:style-name="P10"/>
      <text:p text:style-name="P10"/>
      <text:p text:style-name="P2"/>
      <text:p text:style-name="P2"/>
      <text:p text:style-name="P2"/>
      <text:p text:style-name="P2"/>
      <text:p text:style-name="P11">Playbook example:</text:p>
      <text:p text:style-name="P11"/>
      <text:p text:style-name="P2">--- </text:p>
      <text:p text:style-name="P2">- name: update packages and to install git and apache2, update sample webpage and restart service</text:p>
      <text:p text:style-name="P2"><text:s text:c="2"/>hosts: all</text:p>
      <text:p text:style-name="P2"><text:s text:c="2"/>become: yes</text:p>
      <text:p text:style-name="P2"><text:s text:c="2"/>tasks:</text:p>
      <text:p text:style-name="P2"><text:s text:c="3"/>- name: updating all packages to latest versions</text:p>
      <text:p text:style-name="P2"><text:s text:c="5"/>apt:</text:p>
      <text:p text:style-name="P2"><text:s text:c="5"/>name: '*'</text:p>
      <text:p text:style-name="P2"><text:s text:c="5"/>state: latest</text:p>
      <text:p text:style-name="P2"/>
      <text:p text:style-name="P2"><text:s text:c="3"/>- name: installing git</text:p>
      <text:p text:style-name="P2"><text:s text:c="5"/>apt:</text:p>
      <text:p text:style-name="P2"><text:s text:c="6"/>name: git</text:p>
      <text:p text:style-name="P2"><text:s text:c="6"/>state: present</text:p>
      <text:p text:style-name="P2"><text:s text:c="6"/>update_cache: yes</text:p>
      <text:p text:style-name="P2"><text:s text:c="3"/>- name: installing apache2</text:p>
      <text:p text:style-name="P2"><text:s text:c="5"/>apt:</text:p>
      <text:p text:style-name="P2"><text:s text:c="6"/>name: apache2</text:p>
      <text:p text:style-name="P2"><text:s text:c="6"/>state: present</text:p>
      <text:p text:style-name="P2"><text:s text:c="3"/>- name: copy index file</text:p>
      <text:p text:style-name="P2"><text:s text:c="5"/>copy:</text:p>
      <text:p text:style-name="P2"><text:s text:c="6"/>src: 'index.html'</text:p>
      <text:p text:style-name="P2"><text:s text:c="6"/>dest: '/var/www/html/index.html'</text:p>
      <text:p text:style-name="P2"><text:s text:c="6"/>force: yes</text:p>
      <text:p text:style-name="P2"><text:s text:c="3"/>- <text:span text:style-name="T17">name: </text:span><text:span text:style-name="T18">restart</text:span></text:p>
      <text:p text:style-name="P2"><text:s text:c="6"/><text:span text:style-name="T18">shell: ls -la</text:span></text:p>
      <text:p text:style-name="P2"><text:s text:c="6"/><text:span text:style-name="T18">notify: restart service</text:span></text:p>
      <text:p text:style-name="P2"><text:s text:c="2"/></text:p>
      <text:p text:style-name="P2"/>
      <text:p text:style-name="P3"><text:s text:c="2"/>handlers:---------------------&gt;exact level of tasks</text:p>
      <text:p text:style-name="P2"><text:soft-page-break/><text:s text:c="3"/>- name: restart service</text:p>
      <text:p text:style-name="P2"><text:s text:c="5"/>service:</text:p>
      <text:p text:style-name="P2"><text:s text:c="6"/>name: apache2</text:p>
      <text:p text:style-name="P2"><text:s text:c="6"/>state: restarted</text:p>
      <text:p text:style-name="P2"/>
      <text:p text:style-name="P2"/>
      <text:p text:style-name="P2"/>
      <text:p text:style-name="P12">Ansible Roles: <text:span text:style-name="T9">Primary mechanism to breakdown playbook into multiple files.</text:span></text:p>
      <text:p text:style-name="P4"/>
      <text:p text:style-name="P7">Folders:</text:p>
      <text:p text:style-name="P12"><text:span text:style-name="T3">defaults: </text:span><text:span text:style-name="T9">main.yml file contains default values of roles (vars block to override default variables)</text:span></text:p>
      <text:p text:style-name="P12"><text:span text:style-name="T3">files:</text:span><text:span text:style-name="T9"> static files referenced by roles</text:span></text:p>
      <text:p text:style-name="P12"><text:span text:style-name="T3">handlers:</text:span><text:span text:style-name="T9"> </text:span><text:span text:style-name="T10">main.yml contains </text:span><text:span text:style-name="T11">roles handler def</text:span></text:p>
      <text:p text:style-name="P13"><text:span text:style-name="T3">meta:</text:span><text:span text:style-name="T9"> main.yml contains info abt roles including author, license, platforms and optional roles dependencies</text:span></text:p>
      <text:p text:style-name="P13"><text:span text:style-name="T3">tasks:</text:span><text:span text:style-name="T9"> main.yml contains roles task defaults</text:span></text:p>
      <text:p text:style-name="P13"><text:span text:style-name="T3">template:</text:span><text:span text:style-name="T9"> contains jinja2 template engine</text:span></text:p>
      <text:p text:style-name="P5"/>
      <text:p text:style-name="P8">STEPS:</text:p>
      <text:p text:style-name="P8"/>
      <text:p text:style-name="P9">mkdir test-playbook <text:s text:c="10"/>create directory</text:p>
      <text:p text:style-name="P9"/>
      <text:p text:style-name="P12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8T12:16:48.082000000</dc:date>
    <meta:editing-duration>PT1H1M56S</meta:editing-duration>
    <meta:editing-cycles>12</meta:editing-cycles>
    <meta:generator>LibreOffice/7.1.7.2$Windows_X86_64 LibreOffice_project/c6a4e3954236145e2acb0b65f68614365aeee33f</meta:generator>
    <meta:document-statistic meta:table-count="1" meta:image-count="0" meta:object-count="0" meta:page-count="3" meta:paragraph-count="100" meta:word-count="474" meta:character-count="3393" meta:non-whitespace-character-count="2870"/>
  </office:meta>
</office:document-meta>
</file>